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Purisa" svg:font-family="Purisa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style:font-name="Purisa" fo:font-size="10.5pt" officeooo:rsid="0002c9a3" officeooo:paragraph-rsid="0002c9a3" style:font-size-asian="9.14999961853027pt" style:font-size-complex="10.5pt"/>
    </style:style>
    <style:style style:name="P2" style:family="paragraph" style:parent-style-name="Standard">
      <style:text-properties style:font-name="Purisa" fo:font-size="10.5pt" officeooo:rsid="0002c9a3" officeooo:paragraph-rsid="0002c9a3" style:font-size-asian="9.14999961853027pt" style:font-size-complex="10.5pt"/>
    </style:style>
    <style:style style:name="P3" style:family="paragraph" style:parent-style-name="Standard">
      <style:text-properties style:font-name="Purisa" fo:font-size="10.5pt" officeooo:rsid="000493da" officeooo:paragraph-rsid="000493da" style:font-size-asian="9.14999961853027pt" style:font-size-complex="10.5pt"/>
    </style:style>
    <style:style style:name="P4" style:family="paragraph" style:parent-style-name="Standard">
      <style:text-properties style:font-name="Purisa" fo:font-size="10.5pt" officeooo:rsid="00049ce6" officeooo:paragraph-rsid="00049ce6" style:font-size-asian="9.14999961853027pt" style:font-size-complex="10.5pt"/>
    </style:style>
    <style:style style:name="P5" style:family="paragraph" style:parent-style-name="Standard">
      <style:text-properties style:font-name="Purisa" fo:font-size="10.5pt" fo:font-weight="normal" officeooo:rsid="00067cc2" officeooo:paragraph-rsid="00067cc2" style:font-size-asian="9.14999961853027pt" style:font-weight-asian="normal" style:font-size-complex="10.5pt" style:font-weight-complex="normal"/>
    </style:style>
    <style:style style:name="P6" style:family="paragraph" style:parent-style-name="Standard">
      <style:text-properties style:font-name="Purisa" fo:font-size="10.5pt" fo:font-weight="normal" officeooo:rsid="00067cc2" officeooo:paragraph-rsid="00067cc2" style:font-size-asian="10.5pt" style:font-weight-asian="normal" style:font-size-complex="10.5pt" style:font-weight-complex="normal"/>
    </style:style>
    <style:style style:name="P7" style:family="paragraph" style:parent-style-name="Standard">
      <style:text-properties style:font-name="Purisa" fo:font-size="10.5pt" fo:font-weight="normal" officeooo:rsid="0007f50c" officeooo:paragraph-rsid="0007f50c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Purisa" fo:font-size="10.5pt" fo:font-weight="normal" officeooo:rsid="000880c4" officeooo:paragraph-rsid="000880c4" style:font-size-asian="10.5pt" style:font-weight-asian="normal" style:font-size-complex="10.5pt" style:font-weight-complex="normal"/>
    </style:style>
    <style:style style:name="P9" style:family="paragraph" style:parent-style-name="Standard">
      <style:text-properties style:font-name="Purisa" fo:font-size="10.5pt" fo:font-weight="normal" officeooo:rsid="0009f318" officeooo:paragraph-rsid="0009f318" style:font-size-asian="10.5pt" style:font-weight-asian="normal" style:font-size-complex="10.5pt" style:font-weight-complex="normal"/>
    </style:style>
    <style:style style:name="P10" style:family="paragraph" style:parent-style-name="Standard">
      <style:text-properties style:font-name="Purisa" fo:font-size="10.5pt" fo:font-weight="normal" officeooo:rsid="000b939c" officeooo:paragraph-rsid="000b939c" style:font-size-asian="10.5pt" style:font-weight-asian="normal" style:font-size-complex="10.5pt" style:font-weight-complex="normal"/>
    </style:style>
    <style:style style:name="P11" style:family="paragraph" style:parent-style-name="Standard">
      <style:text-properties style:font-name="Purisa" fo:font-size="10.5pt" fo:font-weight="normal" officeooo:rsid="000c6cae" officeooo:paragraph-rsid="000c6cae" style:font-size-asian="10.5pt" style:font-weight-asian="normal" style:font-size-complex="10.5pt" style:font-weight-complex="normal"/>
    </style:style>
    <style:style style:name="P12" style:family="paragraph" style:parent-style-name="Standard">
      <style:text-properties style:font-name="Purisa" fo:font-size="10.5pt" fo:font-weight="normal" officeooo:rsid="000d449b" officeooo:paragraph-rsid="000d449b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Purisa" fo:font-size="10.5pt" fo:font-weight="normal" officeooo:rsid="000d449b" officeooo:paragraph-rsid="000d449b" style:font-size-asian="10.5pt" style:font-weight-asian="normal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f50c"/>
    </style:style>
    <style:style style:name="T3" style:family="text">
      <style:text-properties officeooo:rsid="000c6c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napse</text:p>
      <text:p text:style-name="P1">Synaptic cleft</text:p>
      <text:p text:style-name="P1">Chemical neurotransmitter</text:p>
      <text:p text:style-name="P1">Vesicles</text:p>
      <text:p text:style-name="P1">Action potential</text:p>
      <text:p text:style-name="P1">Presynaptic neuron</text:p>
      <text:p text:style-name="P1">Calcium channel</text:p>
      <text:p text:style-name="P1">Receptor</text:p>
      <text:p text:style-name="P1">Ionotropic receptor</text:p>
      <text:p text:style-name="P1">Metabotropic receptor</text:p>
      <text:p text:style-name="P1">Excitatory postsynaptic potential (<text:span text:style-name="T1">EPSP</text:span>)</text:p>
      <text:p text:style-name="P1">Inhibitory postsynaptic potential (<text:span text:style-name="T1">IPSP</text:span>)</text:p>
      <text:p text:style-name="P1">Graded potential instead of all-or-none</text:p>
      <text:p text:style-name="P1">Temporal summation</text:p>
      <text:p text:style-name="P1">Spatial summation</text:p>
      <text:p text:style-name="P1">------------------------------------------------</text:p>
      <text:p text:style-name="P3">Nervous system</text:p>
      <text:p text:style-name="P3">Central nervous system</text:p>
      <text:p text:style-name="P3">Peripheral Nervous system</text:p>
      <text:p text:style-name="P3">Somatic(controls external actions of skin and muscles)</text:p>
      <text:p text:style-name="P3">Autonomic (controls internal activities of organs and glands)</text:p>
      <text:p text:style-name="P3">Sympathetic (arousing)</text:p>
      <text:p text:style-name="P3">Parasympathetic (calming)</text:p>
      <text:p text:style-name="P4">Coronal Section</text:p>
      <text:p text:style-name="P4">Sagittal Section</text:p>
      <text:p text:style-name="P5">Corpus callosum</text:p>
      <text:p text:style-name="P6">Longitudinal fissure</text:p>
      <text:p text:style-name="P7">Hindbrain – lower part of brainstem, cerebellum, pons, medulla oblongata</text:p>
      <text:p text:style-name="P7">Midbrain – Substantia nigra, superior and inferior colliculi</text:p>
      <text:p text:style-name="P8">Forebrain <text:span text:style-name="T2">– </text:span>Cerebrum(Cerebral Cortex)</text:p>
      <text:p text:style-name="P9">Thalamus</text:p>
      <text:p text:style-name="P9">Pineal Gland</text:p>
      <text:p text:style-name="P9">Medulla, pons, cerebellum</text:p>
      <text:p text:style-name="P9">Inferior and superior colliculus</text:p>
      <text:p text:style-name="P10">Gyrus – <text:span text:style-name="T3">ridge on the cerebral cortex</text:span></text:p>
      <text:p text:style-name="P10">Sulcus or fissure when large – <text:span text:style-name="T3">grooves of brain surface</text:span></text:p>
      <text:p text:style-name="P10">Hypothalamus</text:p>
      <text:p text:style-name="P10">Nucleus accumbens</text:p>
      <text:p text:style-name="P10">Pituitary gland</text:p>
      <text:p text:style-name="P11">Hippocampus</text:p>
      <text:p text:style-name="P11"><text:soft-page-break/>Amygdala</text:p>
      <text:p text:style-name="P11">Frontal lobe</text:p>
      <text:p text:style-name="P11">Parietal lobe</text:p>
      <text:p text:style-name="P11">Occipital lobe</text:p>
      <text:p text:style-name="P11">Temporal lobe</text:p>
      <text:p text:style-name="P11">Broca's area – LH</text:p>
      <text:p text:style-name="P12">Prefrontal cortex</text:p>
      <text:p text:style-name="P12">Primary motor cortex</text:p>
      <text:p text:style-name="P12">Somatosensory cortex</text:p>
      <text:p text:style-name="P12">Cortical blindness</text:p>
      <text:p text:style-name="P12">Primary auditory cortex</text:p>
      <text:p text:style-name="P12">Wernicke's area</text:p>
      <text:p text:style-name="P1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pitch="variable"/>
    <style:font-face style:name="Purisa" svg:font-family="Purisa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Scott Templer</meta:initial-creator>
    <meta:creation-date>2006-05-16T10:26:40</meta:creation-date>
    <dc:language>en-US</dc:language>
    <meta:editing-cycles>6</meta:editing-cycles>
    <meta:editing-duration>PT6H50M34S</meta:editing-duration>
    <dc:date>2015-04-21T02:22:13.312965806</dc:date>
    <meta:document-statistic meta:table-count="0" meta:image-count="0" meta:object-count="0" meta:page-count="2" meta:paragraph-count="52" meta:word-count="146" meta:character-count="1224" meta:non-whitespace-character-count="1124"/>
    <meta:user-defined meta:name="Info 1"/>
    <meta:user-defined meta:name="Info 2"/>
    <meta:user-defined meta:name="Info 3"/>
    <meta:user-defined meta:name="Info 4"/>
  </office:meta>
</office:document-meta>
</file>